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LiberationMonoRegular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inherit" svg:font-family="inherit"/>
  </office:font-face-decls>
  <office:automatic-styles>
    <style:style style:name="P1" style:family="paragraph" style:parent-style-name="Frame_20_contents">
      <style:paragraph-properties fo:margin-top="0.0398in" fo:margin-bottom="0.0398in" style:contextual-spacing="false" fo:text-align="start" style:justify-single-word="false" style:writing-mode="lr-tb"/>
      <style:text-properties fo:color="#2a6099" loext:opacity="100%" fo:font-size="13pt" fo:font-weight="bold" officeooo:paragraph-rsid="001df74b" style:font-size-asian="13pt" style:font-weight-asian="bold" style:font-size-complex="13pt" style:font-weight-complex="bold"/>
    </style:style>
    <style:style style:name="P2" style:family="paragraph" style:parent-style-name="Frame_20_contents">
      <style:paragraph-properties fo:margin-top="0.0398in" fo:margin-bottom="0.0398in" style:contextual-spacing="false" fo:text-align="start" style:justify-single-word="false" style:writing-mode="lr-tb"/>
      <style:text-properties fo:color="#2a6099" loext:opacity="100%" fo:font-size="13pt" fo:font-weight="bold" officeooo:rsid="00134d0b" officeooo:paragraph-rsid="001df74b" style:font-size-asian="13pt" style:font-weight-asian="bold" style:font-size-complex="13pt" style:font-weight-complex="bold"/>
    </style:style>
    <style:style style:name="P3" style:family="paragraph" style:parent-style-name="Frame_20_contents">
      <style:paragraph-properties fo:margin-top="0.0398in" fo:margin-bottom="0.0398in" style:contextual-spacing="false" fo:text-align="start" style:justify-single-word="false" style:writing-mode="lr-tb"/>
      <style:text-properties fo:color="#2a6099" loext:opacity="100%" fo:font-size="13pt" fo:font-weight="bold" officeooo:rsid="001466f8" officeooo:paragraph-rsid="001df74b" style:font-size-asian="13pt" style:font-weight-asian="bold" style:font-size-complex="13pt" style:font-weight-complex="bold"/>
    </style:style>
    <style:style style:name="P4" style:family="paragraph" style:parent-style-name="Frame_20_contents">
      <style:paragraph-properties fo:margin-top="0.0398in" fo:margin-bottom="0.0398in" style:contextual-spacing="false" fo:text-align="start" style:justify-single-word="false" style:writing-mode="lr-tb"/>
      <style:text-properties fo:color="#2a6099" loext:opacity="100%" fo:font-size="13pt" fo:font-weight="bold" officeooo:rsid="001770cf" officeooo:paragraph-rsid="001df74b" style:font-size-asian="13pt" style:font-weight-asian="bold" style:font-size-complex="13pt" style:font-weight-complex="bold"/>
    </style:style>
    <style:style style:name="P5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fo:font-size="13pt" officeooo:paragraph-rsid="001df74b"/>
    </style:style>
    <style:style style:name="P6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fo:font-weight="normal" officeooo:paragraph-rsid="001df74b" fo:background-color="#ffff00" style:font-weight-asian="normal" style:font-weight-complex="normal"/>
    </style:style>
    <style:style style:name="P7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fo:font-size="12.75pt" fo:font-weight="normal" officeooo:paragraph-rsid="001df74b" fo:background-color="#ffff00" style:font-weight-asian="normal" style:font-weight-complex="normal"/>
    </style:style>
    <style:style style:name="P8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fo:font-size="12.75pt" fo:font-weight="normal" officeooo:paragraph-rsid="001df74b" fo:background-color="#ffff00"/>
    </style:style>
    <style:style style:name="P9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fo:font-size="12.75pt" fo:font-weight="normal" officeooo:paragraph-rsid="001df74b" style:font-weight-asian="normal" style:font-weight-complex="normal"/>
    </style:style>
    <style:style style:name="P10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fo:font-size="12.75pt" fo:font-weight="normal" officeooo:rsid="00189041" officeooo:paragraph-rsid="001df74b" style:font-weight-asian="normal" style:font-weight-complex="normal"/>
    </style:style>
    <style:style style:name="P11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fo:font-size="12.75pt" fo:font-weight="normal" officeooo:paragraph-rsid="001df74b"/>
    </style:style>
    <style:style style:name="P12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color="#2a6099" loext:opacity="100%" officeooo:paragraph-rsid="001df74b" fo:background-color="#ffde59"/>
    </style:style>
    <style:style style:name="P13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a6099" loext:opacity="100%" style:font-name="inherit" fo:font-size="12.75pt" fo:letter-spacing="normal" fo:font-style="normal" fo:font-weight="normal" officeooo:paragraph-rsid="001df74b" fo:background-color="#ffff00" style:font-weight-asian="normal" style:font-weight-complex="normal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a6099" loext:opacity="100%" style:font-name="inherit" fo:font-size="12.75pt" fo:letter-spacing="normal" fo:font-style="normal" fo:font-weight="normal" officeooo:paragraph-rsid="001df74b" fo:background-color="#ffff00" style:font-weight-asian="normal" style:font-weight-complex="normal"/>
    </style:style>
    <style:style style:name="P15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a6099" loext:opacity="100%" style:font-name="inherit" fo:font-size="12.75pt" fo:letter-spacing="normal" fo:font-style="normal" fo:font-weight="normal" officeooo:paragraph-rsid="001df74b" fo:background-color="#ffde59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a6099" loext:opacity="100%" style:font-name="inherit" fo:font-size="12.75pt" fo:letter-spacing="normal" fo:font-style="normal" fo:font-weight="normal" officeooo:paragraph-rsid="001df74b" fo:background-color="#ffde59"/>
    </style:style>
    <style:style style:name="P17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size="12.75pt" fo:font-weight="normal" officeooo:rsid="00189041" officeooo:paragraph-rsid="001df74b" style:font-weight-asian="normal" style:font-weight-complex="normal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fo:color="#2a6099" loext:opacity="100%" fo:font-size="13pt" officeooo:paragraph-rsid="001df74b"/>
    </style:style>
    <style:style style:name="P19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fo:color="#2a6099" loext:opacity="100%" fo:font-size="13pt" officeooo:rsid="00189041" officeooo:paragraph-rsid="001df74b" style:font-size-asian="13pt" style:font-size-complex="13pt"/>
    </style:style>
    <style:style style:name="P20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fo:color="#2a6099" loext:opacity="100%" style:font-name="aakar" fo:font-size="13pt" fo:font-weight="bold" officeooo:paragraph-rsid="001df74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fo:color="#2a6099" loext:opacity="100%" style:font-name="aakar" fo:font-size="13pt" fo:font-weight="bold" officeooo:rsid="001770cf" officeooo:paragraph-rsid="001df74b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fo:color="#2a6099" loext:opacity="100%" style:font-name="aakar" fo:font-size="13pt" fo:font-weight="bold" officeooo:rsid="001790cd" officeooo:paragraph-rsid="001df74b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 style:writing-mode="lr-tb"/>
      <style:text-properties fo:font-size="20pt" style:text-underline-style="solid" style:text-underline-width="auto" style:text-underline-color="font-color" fo:font-weight="bold" officeooo:rsid="001ad343" officeooo:paragraph-rsid="001df74b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1df74b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4pt" style:text-underline-style="solid" style:text-underline-width="auto" style:text-underline-color="font-color" fo:font-weight="bold" officeooo:paragraph-rsid="001df74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font-size="13pt" officeooo:paragraph-rsid="001df74b" style:font-size-asian="13pt" style:font-size-complex="13pt"/>
    </style:style>
    <style:style style:name="P27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fo:font-size="13pt" officeooo:paragraph-rsid="001df74b" style:font-size-asian="13pt" style:font-size-complex="13pt"/>
    </style:style>
    <style:style style:name="P28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fo:font-size="13pt" officeooo:paragraph-rsid="001df74b"/>
    </style:style>
    <style:style style:name="P29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style:use-window-font-color="true" loext:opacity="0%" fo:font-size="13pt" officeooo:paragraph-rsid="001df74b" style:font-size-asian="13pt" style:font-size-complex="13pt"/>
    </style:style>
    <style:style style:name="P30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style:use-window-font-color="true" loext:opacity="0%" style:font-name="aakar" fo:font-weight="bold" officeooo:rsid="001790cd" officeooo:paragraph-rsid="001df74b" style:font-weight-asian="bold" style:font-weight-complex="bold"/>
    </style:style>
    <style:style style:name="P3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style:use-window-font-color="true" loext:opacity="0%" style:font-name="aakar" fo:font-size="13pt" fo:font-weight="bold" officeooo:rsid="001790cd" officeooo:paragraph-rsid="001df74b" fo:background-color="#ffff00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style:font-name="aakar" fo:font-size="12.75pt" fo:letter-spacing="normal" fo:font-style="normal" fo:font-weight="bold" officeooo:rsid="001ad343" style:font-weight-asian="bold" style:font-weight-complex="bold"/>
    </style:style>
    <style:style style:name="T2" style:family="text">
      <style:text-properties fo:font-variant="normal" fo:text-transform="none" style:font-name="aakar" fo:font-size="12.75pt" fo:letter-spacing="norm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font-name="aakar" fo:font-size="12.75pt" fo:letter-spacing="normal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style:font-name="aakar" fo:font-size="12.75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font-name="aakar" fo:letter-spacing="norm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style:font-name="aakar" fo:font-size="13pt" fo:letter-spacing="normal" fo:font-style="normal" officeooo:rsid="00189041" style:font-size-asian="13pt" style:font-style-asian="normal" style:font-size-complex="13pt" style:font-style-complex="normal"/>
    </style:style>
    <style:style style:name="T7" style:family="text">
      <style:text-properties fo:font-variant="normal" fo:text-transform="none" style:font-name="aakar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variant="normal" fo:text-transform="none" style:font-name="aakar" fo:font-size="13pt" fo:letter-spacing="normal" fo:font-style="normal" fo:font-weight="bold" officeooo:rsid="00189041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style:font-name="aakar" fo:font-size="13pt" fo:letter-spacing="normal" fo:font-style="normal" fo:font-weight="bold" officeooo:rsid="001a2659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style:font-name="aakar" fo:font-size="13pt" fo:letter-spacing="normal" fo:font-style="normal" fo:font-weight="bold" officeooo:rsid="001a2659" style:font-size-asian="13pt" style:font-style-asian="normal" style:font-weight-asian="bold" style:font-size-complex="13pt" style:font-style-complex="normal" style:font-weight-complex="bold" loext:padding="0in" loext:border="none"/>
    </style:style>
    <style:style style:name="T11" style:family="text">
      <style:text-properties fo:font-variant="normal" fo:text-transform="none" style:font-name="inherit" fo:letter-spacing="normal" fo:font-style="normal"/>
    </style:style>
    <style:style style:name="T12" style:family="text">
      <style:text-properties fo:font-variant="normal" fo:text-transform="none" style:font-name="inherit" fo:letter-spacing="normal" fo:font-style="normal" officeooo:rsid="001770cf" style:font-style-asian="normal" style:font-style-complex="normal"/>
    </style:style>
    <style:style style:name="T13" style:family="text">
      <style:text-properties fo:font-variant="normal" fo:text-transform="none" fo:letter-spacing="normal" fo:font-style="normal" officeooo:rsid="001770cf" style:font-style-asian="normal" style:font-style-complex="normal"/>
    </style:style>
    <style:style style:name="T14" style:family="text">
      <style:text-properties fo:font-variant="normal" fo:text-transform="none" fo:letter-spacing="normal" fo:font-style="normal" style:font-style-asian="normal" style:font-style-complex="normal"/>
    </style:style>
    <style:style style:name="T15" style:family="text">
      <style:text-properties fo:font-variant="normal" fo:text-transform="none" fo:letter-spacing="normal" fo:font-style="normal" officeooo:rsid="001790cd" style:font-style-asian="normal" style:font-style-complex="normal"/>
    </style:style>
    <style:style style:name="T16" style:family="text">
      <style:text-properties fo:font-variant="normal" fo:text-transform="none" fo:color="#2a6099" loext:opacity="100%" fo:font-size="13pt" fo:letter-spacing="normal" fo:font-style="normal" style:font-size-asian="13pt" style:font-style-asian="normal" style:font-size-complex="13pt" style:font-style-complex="normal"/>
    </style:style>
    <style:style style:name="T17" style:family="text">
      <style:text-properties fo:font-variant="normal" fo:text-transform="none" fo:color="#2a6099" loext:opacity="100%" style:font-name="aakar" fo:letter-spacing="normal" fo:font-style="normal" fo:font-weight="bold" officeooo:rsid="00189041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2a6099" loext:opacity="100%" style:font-name="aakar" fo:font-size="13pt" fo:letter-spacing="normal" fo:font-style="normal" style:font-size-asian="13pt" style:font-style-asian="normal" style:font-size-complex="13pt" style:font-style-complex="normal"/>
    </style:style>
    <style:style style:name="T19" style:family="text">
      <style:text-properties fo:font-variant="normal" fo:text-transform="none" fo:color="#2a6099" loext:opacity="100%" style:font-name="aakar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variant="normal" fo:text-transform="none" fo:color="#212529" loext:opacity="100%" fo:letter-spacing="normal" fo:font-style="normal" style:font-style-asian="normal" style:font-style-complex="normal"/>
    </style:style>
    <style:style style:name="T21" style:family="text">
      <style:text-properties fo:font-variant="normal" fo:text-transform="none" fo:color="#212529" loext:opacity="100%" fo:letter-spacing="normal" fo:font-style="normal" fo:background-color="#ffff00" loext:char-shading-value="0" style:font-size-asian="13pt" style:font-style-asian="normal" style:font-size-complex="13pt" style:font-style-complex="normal"/>
    </style:style>
    <style:style style:name="T22" style:family="text">
      <style:text-properties fo:font-variant="normal" fo:text-transform="none" fo:color="#212529" loext:opacity="100%" style:font-name="aakar" fo:letter-spacing="normal" fo:font-style="normal" fo:font-weight="bold" officeooo:rsid="00189041" fo:background-color="#ffff00" loext:char-shading-value="0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variant="normal" fo:text-transform="none" fo:color="#212529" loext:opacity="100%" style:font-name="aakar" fo:letter-spacing="normal" fo:font-style="normal" fo:font-weight="bold" officeooo:rsid="00189041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00" loext:opacity="100%" style:font-name="Liberation Mono1" fo:letter-spacing="normal" fo:font-style="normal" fo:font-weight="bold" fo:background-color="#ffff00" loext:char-shading-value="0" style:font-size-asian="13pt" style:font-style-asian="normal" style:font-size-complex="13pt" style:font-style-complex="normal"/>
    </style:style>
    <style:style style:name="T25" style:family="text">
      <style:text-properties fo:font-variant="normal" fo:text-transform="none" fo:color="#000000" loext:opacity="100%" style:font-name="aakar" fo:letter-spacing="normal" fo:font-style="normal" fo:font-weight="bold" officeooo:rsid="00189041" fo:background-color="#ffff00" loext:char-shading-value="0" style:font-size-asian="13pt" style:font-style-asian="normal" style:font-size-complex="13pt" style:font-style-complex="normal"/>
    </style:style>
    <style:style style:name="T26" style:family="text">
      <style:text-properties fo:font-variant="normal" fo:text-transform="none" fo:color="#000000" loext:opacity="100%" style:font-name="aakar" fo:letter-spacing="normal" fo:font-style="normal" fo:font-weight="bold" officeooo:rsid="001ad343" fo:background-color="#ffff00" loext:char-shading-value="0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000000" loext:opacity="100%" style:font-name="aakar" fo:letter-spacing="normal" fo:font-style="normal" fo:font-weight="bold" officeooo:rsid="001ad343" fo:background-color="#ffff00" loext:char-shading-value="0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000000" loext:opacity="100%" style:font-name="aakar" fo:letter-spacing="normal" fo:font-style="normal" fo:font-weight="bold" officeooo:rsid="001ad343" fo:background-color="#ffff00" loext:char-shading-value="0" style:font-size-asian="13pt" style:font-style-asian="normal" style:font-size-complex="13pt" style:font-style-complex="normal"/>
    </style:style>
    <style:style style:name="T29" style:family="text">
      <style:text-properties fo:font-variant="normal" fo:text-transform="none" fo:color="#000000" loext:opacity="100%" style:font-name="aakar" fo:letter-spacing="normal" fo:font-style="normal" fo:font-weight="bold" officeooo:rsid="001ad343" fo:background-color="#81d41a" loext:char-shading-value="0" style:font-size-asian="13pt" style:font-style-asian="normal" style:font-size-complex="13pt" style:font-style-complex="normal"/>
    </style:style>
    <style:style style:name="T30" style:family="text">
      <style:text-properties officeooo:rsid="001790cd"/>
    </style:style>
    <style:style style:name="T31" style:family="text">
      <style:text-properties fo:color="#5983b0" loext:opacity="100%"/>
    </style:style>
    <style:style style:name="T32" style:family="text">
      <style:text-properties fo:color="#2a6099" loext:opacity="100%"/>
    </style:style>
    <style:style style:name="T33" style:family="text">
      <style:text-properties fo:color="#2a6099" loext:opacity="100%" fo:font-weight="bold" style:font-weight-asian="bold" style:font-weight-complex="bold"/>
    </style:style>
    <style:style style:name="T34" style:family="text">
      <style:text-properties officeooo:rsid="00189041"/>
    </style:style>
    <style:style style:name="T35" style:family="text">
      <style:text-properties officeooo:rsid="001770cf"/>
    </style:style>
    <style:style style:name="T36" style:family="text">
      <style:text-properties officeooo:rsid="001466f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638c5" style:font-style-asian="normal" style:font-style-complex="normal"/>
    </style:style>
    <style:style style:name="T40" style:family="text">
      <style:text-properties fo:font-style="normal" officeooo:rsid="001770cf" style:font-style-asian="normal" style:font-style-complex="normal"/>
    </style:style>
    <style:style style:name="T41" style:family="text">
      <style:text-properties loext:padding="0in" loext:border="none"/>
    </style:style>
    <style:style style:name="T42" style:family="text">
      <style:text-properties style:font-name="aakar" fo:font-size="13pt" fo:font-weight="bold" officeooo:rsid="001a2659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style:font-name="aakar" fo:font-weight="bold" officeooo:rsid="001ad343" style:font-size-asian="13pt" style:font-weight-asian="bold" style:font-size-complex="13pt" style:font-weight-complex="bold"/>
    </style:style>
    <style:style style:name="T44" style:family="text">
      <style:text-properties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GADITEK TRAINEE PROGRAM</text:p>
      <text:p text:style-name="P24"/>
      <text:p text:style-name="P25">Task 1: <text:span text:style-name="T30">(24/01/2022)</text:span></text:p>
      <text:p text:style-name="P26">1. Built Wordpress website form LAMP Server</text:p>
      <text:p text:style-name="P26">2 . Installation :-</text:p>
      <text:p text:style-name="P29"><text:s text:c="2"/><text:span text:style-name="T31"><text:s text:c="3"/></text:span><text:span text:style-name="T32"><text:tab/></text:span><text:span text:style-name="T33">1. sudo apt-get update</text:span></text:p>
      <text:p text:style-name="P1"><text:tab/>2. sudo apt-get upgrade</text:p>
      <text:p text:style-name="P1"><text:tab/>3. Sudo apt-get install apache2 (apache web-server)</text:p>
      <text:p text:style-name="P1"><text:tab/>4. Sudo systemctl enable apache2</text:p>
      <text:p text:style-name="P1"><text:tab/>5. sudo systemctl status apache2 Then a server page will show ( by typing y<text:span text:style-name="T34">our <text:tab/> <text:s text:c="3"/></text:span>ip address or localhost in a Brow<text:span text:style-name="T35">s</text:span>er )</text:p>
      <text:p text:style-name="P1"><text:tab/>7. sudo apt install mysql-server</text:p>
      <text:p text:style-name="P1"><text:tab/>8. sudo mysql_secure_installation ( say yes for everything)</text:p>
      <text:p text:style-name="P1"><text:tab/>9. sudo systemctl enable mysql</text:p>
      <text:p text:style-name="P1"><text:tab/>10. sudo apt install php libapache2-mod-php php-mysql ( additional modules )</text:p>
      <text:p text:style-name="P2"><text:tab/>11. <text:span text:style-name="T36">For checking version php -v or php –version</text:span></text:p>
      <text:p text:style-name="P3"><text:tab/>12. Install wordpress in root directory <text:span text:style-name="T37">var</text:span><text:span text:style-name="T38">/www/html.</text:span></text:p>
      <text:p text:style-name="P1"><text:span text:style-name="T39"><text:tab/>13. In the </text:span><text:span text:style-name="T40">root file download wordpress using command </text:span><text:span text:style-name="T12">wget -c <text:tab/>http://wordpress.org/latest.tar.gz</text:span></text:p>
      <text:p text:style-name="P4"><text:span text:style-name="T38"><text:tab/>14. Then extract files tar -xvzf latest.tar.gz.</text:span></text:p>
      <text:p text:style-name="P20"><text:span text:style-name="T40"><text:tab/>15. Now change the owner for using the web server </text:span><text:span text:style-name="T13">sudo chown -R www-<text:tab/><text:tab/>data:www-data/var/www/html/wordpress</text:span></text:p>
      <text:p text:style-name="P21"><text:span text:style-name="T14"><text:tab/>16. Then create database </text:span><text:span text:style-name="T15">using MySQL</text:span></text:p>
      <text:p text:style-name="P22"><text:span text:style-name="T14"><text:tab/>17. Type mysql -u root -p</text:span></text:p>
      <text:p text:style-name="P22"><text:span text:style-name="T14"><text:tab/>18. Then run the commands :</text:span></text:p>
      <text:p text:style-name="P22"><text:span text:style-name="T14"><text:tab/><text:tab/>CREATE DATABASE wordpress_db; ( or any name )</text:span></text:p>
      <text:p text:style-name="P30"><text:span text:style-name="T16"><text:tab/><text:tab/>CREATE USER </text:span><text:a xlink:type="simple" xlink:href="mailto:wordpress_user@localhost" text:style-name="Internet_20_link" text:visited-style-name="Visited_20_Internet_20_Link">wordpress_user@localhost</text:a><text:span text:style-name="T16"> IDENTIFIED BY ‘strong-<text:tab/><text:tab/><text:tab/>passowrd’;</text:span></text:p>
      <text:p text:style-name="P31"><text:span text:style-name="T20">Note: </text:span></text:p>
      <text:p text:style-name="P28"><text:span text:style-name="T22">Do look up for password that is if your mysql uses LOW, MEDIUM or STRONG password by using command </text:span><text:span text:style-name="T21">SHOW VARIABLES LIKE 'validate_password%'</text:span><text:span text:style-name="T24">;</text:span><text:span text:style-name="T25">if you have a LOW password </text:span><text:span text:style-name="T26">8 characters, MEDIUM </text:span><text:span text:style-name="T26">8, numeric, mixed case, and special characters, STRONG</text:span><text:span text:style-name="T26"> 8, numeric, mixed case, special characters and dictionary file. </text:span></text:p>
      <text:p text:style-name="P28"><text:span text:style-name="T26">Link : </text:span><text:span text:style-name="T29">https://ostechnix.com/fix-mysql-error-1819-hy000-your-password-does-not-satisfy-the-current-policy-requirements/ </text:span></text:p>
      <text:p text:style-name="P27"><text:span text:style-name="T23"/></text:p>
      <text:p text:style-name="P27"><text:soft-page-break/><text:span text:style-name="T23"><text:tab/></text:span><text:span text:style-name="T17">19. Then check the wp-config.php file, make sure you are in sudo root mode <text:tab/>otherwise you can’t edit or access the file.</text:span></text:p>
      <text:p text:style-name="P19"><text:span text:style-name="T5"><text:tab/>20. Write these commands:</text:span></text:p>
      <text:p text:style-name="P18"><text:span text:style-name="T2"><text:tab/></text:span><text:span text:style-name="T3">/</text:span><text:span text:style-name="T4">/ ** MySQL settings - You can get this info from your web host ** //</text:span></text:p>
      <text:p text:style-name="P13"><text:tab/>/** The name of the database for WordPress */</text:p>
      <text:p text:style-name="P14"><text:tab/>define('DB_NAME', '<text:span text:style-name="T41">wordpress_db</text:span>');</text:p>
      <text:p text:style-name="P6"/>
      <text:p text:style-name="P13"><text:tab/>/** MySQL database username */</text:p>
      <text:p text:style-name="P14"><text:tab/>define('DB_USER', '<text:span text:style-name="T41">wordpress_user</text:span>');</text:p>
      <text:p text:style-name="P6"/>
      <text:p text:style-name="P13"><text:tab/>/** MySQL database password */</text:p>
      <text:p text:style-name="P14"><text:tab/>define('DB_PASSWORD', '<text:span text:style-name="T41">strong-password</text:span>');</text:p>
      <text:p text:style-name="P6"/>
      <text:p text:style-name="P13"><text:tab/>/** MySQL hostname */</text:p>
      <text:p text:style-name="P13"><text:tab/>define('DB_HOST', 'localhost');</text:p>
      <text:p text:style-name="P6"/>
      <text:p text:style-name="P13"><text:tab/>/** Database Charset to use in creating database tables. */</text:p>
      <text:p text:style-name="P13"><text:tab/>define('DB_CHARSET', 'utf8');</text:p>
      <text:p text:style-name="P6"/>
      <text:p text:style-name="P13"><text:tab/>/** The Database Collate type. Don't change this if in doubt. */</text:p>
      <text:p text:style-name="P7"><text:span text:style-name="T11"><text:tab/>define('DB_COLLATE', '');</text:span></text:p>
      <text:p text:style-name="P9"><text:span text:style-name="T6"/></text:p>
      <text:p text:style-name="P17"><text:span text:style-name="T18">Save the file now go to your browser </text:span><text:a xlink:type="simple" xlink:href="https://server_ip_address/wordpress" text:style-name="Internet_20_link" text:visited-style-name="Visited_20_Internet_20_Link"><text:span text:style-name="T19">https://server_ip_address/wordpress</text:span></text:a></text:p>
      <text:p text:style-name="P10"><text:span text:style-name="T7"/></text:p>
      <text:p text:style-name="P11"><text:span text:style-name="T8"><text:tab/>21. Now configure Virtual host </text:span><text:span text:style-name="T9">write command nano /etc/apache2/sites- <text:tab/> <text:s text:c="2"/><text:tab/> <text:s text:c="3"/>available/</text:span><text:span text:style-name="T10">mydomain.com</text:span><text:span text:style-name="T9">.conf</text:span></text:p>
      <text:p text:style-name="P8"><text:span text:style-name="T9"/></text:p>
      <text:p text:style-name="P15"><text:span text:style-name="T42">&lt;VirtualHost *:80&gt;</text:span></text:p>
      <text:p text:style-name="P12"/>
      <text:p text:style-name="P16">ServerAdmin admin@<text:span text:style-name="T41">mydomain.com</text:span></text:p>
      <text:p text:style-name="P16">ServerName <text:span text:style-name="T41">mydomain.com</text:span></text:p>
      <text:p text:style-name="P16">ServerAlias www.<text:span text:style-name="T41">mydomain.com</text:span></text:p>
      <text:p text:style-name="P15">DocumentRoot /var/www/html/wordpress</text:p>
      <text:p text:style-name="P12"/>
      <text:p text:style-name="P16">ErrorLog ${APACHE_LOG_DIR}/<text:span text:style-name="T41">mydomain.com</text:span>_error.log</text:p>
      <text:p text:style-name="P16">CustomLog ${APACHE_LOG_DIR}/<text:span text:style-name="T41">mydomain.com</text:span>_access.log combined</text:p>
      <text:p text:style-name="P12"/>
      <text:p text:style-name="P15">&lt;/VirtualHost&gt;</text:p>
      <text:p text:style-name="P11"><text:span text:style-name="T9"/></text:p>
      <text:p text:style-name="P5"><text:span text:style-name="T44"><text:tab/></text:span><text:span text:style-name="T43">22. Enable virtual host </text:span><text:span text:style-name="T1">a2ensite mydomain.com.conf</text:span></text:p>
      <text:p text:style-name="P5"><text:span text:style-name="T1"><text:tab/>23. ln -s /etc/apache2/sites-available/mydomain.com.conf /etc/apache2/sites-enabled/</text:span></text:p>
      <text:p text:style-name="P5"><text:span text:style-name="T1"><text:tab/>24. systemctl restart apache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, LiberationMonoRegular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01:20:23.117589986</meta:creation-date>
    <dc:date>2022-02-02T01:20:40.992348104</dc:date>
    <meta:editing-duration>PT18S</meta:editing-duration>
    <meta:editing-cycles>1</meta:editing-cycles>
    <meta:document-statistic meta:table-count="0" meta:image-count="0" meta:object-count="0" meta:page-count="2" meta:paragraph-count="54" meta:word-count="373" meta:character-count="2843" meta:non-whitespace-character-count="2457"/>
    <meta:generator>LibreOffice/7.2.5.2$Linux_X86_64 LibreOffice_project/20$Build-2</meta:generator>
  </office:meta>
</office:document-meta>
</file>